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4.054cm" fo:min-width="4.432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ff3333" draw:fill="none" draw:textarea-horizontal-align="justify" draw:textarea-vertical-align="middle" draw:auto-grow-height="false" fo:min-height="5.408cm" fo:min-width="5.158cm"/>
    </style:style>
    <style:style style:name="gr3" style:family="graphic" style:parent-style-name="objectwithoutfill">
      <style:graphic-properties svg:stroke-width="0cm" svg:stroke-color="#ff3333" draw:marker-start="Arrow" draw:marker-end="Arrow" draw:fill="none" draw:textarea-horizontal-align="center" draw:textarea-vertical-align="middle"/>
    </style:style>
    <style:style style:name="gr4" style:family="graphic" style:parent-style-name="objectwithoutfill">
      <style:graphic-properties svg:stroke-width="0cm" svg:stroke-color="#ff3333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8" style:family="graphic" style:parent-style-name="standard">
      <style:graphic-properties svg:stroke-width="0.1cm" svg:stroke-color="#00cc00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9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18pt" style:font-size-complex="18pt"/>
    </style:style>
    <style:style style:name="T1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draw:transform="rotate (1.5707963267949) translate (1.5cm 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2" draw:text-style-name="P1" draw:layer="layout" svg:width="8cm" svg:height="8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cm" svg:y1="1cm" svg:x2="5cm" svg:y2="9cm">
            <text:p/>
          </draw:line>
          <draw:line draw:style-name="gr4" draw:text-style-name="P1" draw:layer="layout" svg:x1="8.464cm" svg:y1="3cm" svg:x2="1.536cm" svg:y2="7cm">
            <text:p/>
          </draw:line>
          <draw:line draw:style-name="gr4" draw:text-style-name="P1" draw:layer="layout" svg:x1="1.536cm" svg:y1="3cm" svg:x2="8.464cm" svg:y2="7cm">
            <text:p/>
          </draw:line>
          <draw:line draw:style-name="gr3" draw:text-style-name="P1" draw:layer="layout" svg:x1="1.536cm" svg:y1="5cm" svg:x2="8.464cm" svg:y2="5cm">
            <text:p/>
          </draw:line>
          <draw:frame draw:style-name="gr5" draw:text-style-name="P2" draw:layer="layout" svg:width="2.441cm" svg:height="0.963cm" svg:x="1.892cm" svg:y="4.233cm">
            <draw:text-box>
              <text:p>5.4mm</text:p>
            </draw:text-box>
          </draw:frame>
          <draw:frame draw:style-name="gr6" draw:text-style-name="P2" draw:layer="layout" svg:width="8.666cm" svg:height="0.963cm" svg:x="5cm" svg:y="2.037cm">
            <draw:text-box>
              <text:p>5.4mm / sin(60) = 6.23mm</text:p>
            </draw:text-box>
          </draw:frame>
        </draw:g>
        <draw:g>
          <draw:g>
            <draw:path draw:style-name="gr7" draw:text-style-name="P4" draw:layer="layout" svg:width="3.5cm" svg:height="4cm" svg:x="1cm" svg:y="9.999cm" svg:viewBox="0 0 3501 4001" svg:d="M0 3001v-2000l1750-1000 1751 1000v2000l-1751 1000zM0 4001zM3501 0z">
              <text:p text:style-name="P3"><text:span text:style-name="T1">0/0</text:span></text:p>
            </draw:path>
          </draw:g>
          <draw:g>
            <draw:path draw:style-name="gr7" draw:text-style-name="P4" draw:layer="layout" svg:width="3.5cm" svg:height="4cm" svg:x="4.499cm" svg:y="10cm" svg:viewBox="0 0 3501 4001" svg:d="M0 3001v-2000l1750-1000 1751 1000v2000l-1751 1000zM0 4001zM3501 0z">
              <text:p text:style-name="P3"><text:span text:style-name="T1">1/0</text:span></text:p>
            </draw:path>
          </draw:g>
          <draw:g>
            <draw:path draw:style-name="gr7" draw:text-style-name="P4" draw:layer="layout" svg:width="3.5cm" svg:height="4cm" svg:x="8cm" svg:y="10cm" svg:viewBox="0 0 3501 4001" svg:d="M0 3001v-2000l1750-1000 1751 1000v2000l-1751 1000zM0 4001zM3501 0z">
              <text:p text:style-name="P3"><text:span text:style-name="T1">2/0</text:span></text:p>
            </draw:path>
          </draw:g>
          <draw:g>
            <draw:path draw:style-name="gr7" draw:text-style-name="P4" draw:layer="layout" svg:width="3.5cm" svg:height="4cm" svg:x="11.499cm" svg:y="10.001cm" svg:viewBox="0 0 3501 4001" svg:d="M0 3001v-2000l1750-1000 1751 1000v2000l-1751 1000zM0 4001zM3501 0z">
              <text:p text:style-name="P3"><text:span text:style-name="T1">3/0</text:span></text:p>
            </draw:path>
          </draw:g>
          <draw:g>
            <draw:path draw:style-name="gr7" draw:text-style-name="P4" draw:layer="layout" svg:width="3.5cm" svg:height="4cm" svg:x="15cm" svg:y="10cm" svg:viewBox="0 0 3501 4001" svg:d="M0 3001v-2000l1750-1000 1751 1000v2000l-1751 1000zM0 4001zM3501 0z">
              <text:p text:style-name="P3"><text:span text:style-name="T1">4/0</text:span></text:p>
            </draw:path>
          </draw:g>
        </draw:g>
        <draw:g>
          <draw:g>
            <draw:path draw:style-name="gr7" draw:text-style-name="P4" draw:layer="layout" svg:width="3.5cm" svg:height="4cm" svg:x="2.666cm" svg:y="13cm" svg:viewBox="0 0 3501 4001" svg:d="M0 3001v-2000l1750-1000 1751 1000v2000l-1751 1000zM0 4001zM3501 0z">
              <text:p text:style-name="P3"><text:span text:style-name="T1">0/1</text:span></text:p>
            </draw:path>
          </draw:g>
          <draw:g>
            <draw:path draw:style-name="gr7" draw:text-style-name="P4" draw:layer="layout" svg:width="3.5cm" svg:height="4cm" svg:x="6.165cm" svg:y="13.001cm" svg:viewBox="0 0 3501 4001" svg:d="M0 3001v-2000l1750-1000 1751 1000v2000l-1751 1000zM0 4001zM3501 0z">
              <text:p text:style-name="P3"><text:span text:style-name="T1">1/1</text:span></text:p>
            </draw:path>
          </draw:g>
          <draw:g>
            <draw:path draw:style-name="gr7" draw:text-style-name="P4" draw:layer="layout" svg:width="3.5cm" svg:height="4cm" svg:x="13.165cm" svg:y="13.002cm" svg:viewBox="0 0 3501 4001" svg:d="M0 3001v-2000l1750-1000 1751 1000v2000l-1751 1000zM0 4001zM3501 0z">
              <text:p text:style-name="P3"><text:span text:style-name="T1">3/1</text:span></text:p>
            </draw:path>
          </draw:g>
          <draw:g>
            <draw:path draw:style-name="gr7" draw:text-style-name="P4" draw:layer="layout" svg:width="3.5cm" svg:height="4cm" svg:x="16.666cm" svg:y="13.001cm" svg:viewBox="0 0 3501 4001" svg:d="M0 3001v-2000l1750-1000 1751 1000v2000l-1751 1000zM0 4001zM3501 0z">
              <text:p text:style-name="P3"><text:span text:style-name="T1">4/1</text:span></text:p>
            </draw:path>
          </draw:g>
          <draw:g>
            <draw:path draw:style-name="gr8" draw:text-style-name="P4" draw:layer="layout" svg:width="3.5cm" svg:height="4cm" svg:x="9.666cm" svg:y="13.001cm" svg:viewBox="0 0 3501 4001" svg:d="M0 3001v-2000l1750-1000 1751 1000v2000l-1751 1000zM0 4001zM3501 0z">
              <text:p text:style-name="P3"><text:span text:style-name="T1">2/1</text:span></text:p>
            </draw:path>
          </draw:g>
        </draw:g>
        <draw:g>
          <draw:g>
            <draw:path draw:style-name="gr7" draw:text-style-name="P4" draw:layer="layout" svg:width="3.5cm" svg:height="4cm" svg:x="2.666cm" svg:y="18.997cm" svg:viewBox="0 0 3501 4001" svg:d="M0 3001v-2000l1750-1000 1751 1000v2000l-1751 1000zM0 4001zM3501 0z">
              <text:p text:style-name="P3"><text:span text:style-name="T1">0/3</text:span></text:p>
            </draw:path>
          </draw:g>
          <draw:g>
            <draw:path draw:style-name="gr7" draw:text-style-name="P4" draw:layer="layout" svg:width="3.5cm" svg:height="4cm" svg:x="6.165cm" svg:y="18.998cm" svg:viewBox="0 0 3501 4001" svg:d="M0 3001v-2000l1750-1000 1751 1000v2000l-1751 1000zM0 4001zM3501 0z">
              <text:p text:style-name="P3"><text:span text:style-name="T1">1/3</text:span></text:p>
            </draw:path>
          </draw:g>
          <draw:g>
            <draw:path draw:style-name="gr7" draw:text-style-name="P4" draw:layer="layout" svg:width="3.5cm" svg:height="4cm" svg:x="9.666cm" svg:y="18.998cm" svg:viewBox="0 0 3501 4001" svg:d="M0 3001v-2000l1750-1000 1751 1000v2000l-1751 1000zM0 4001zM3501 0z">
              <text:p text:style-name="P3"><text:span text:style-name="T1">2/3</text:span></text:p>
            </draw:path>
          </draw:g>
          <draw:g>
            <draw:path draw:style-name="gr7" draw:text-style-name="P4" draw:layer="layout" svg:width="3.5cm" svg:height="4cm" svg:x="13.165cm" svg:y="18.999cm" svg:viewBox="0 0 3501 4001" svg:d="M0 3001v-2000l1750-1000 1751 1000v2000l-1751 1000zM0 4001zM3501 0z">
              <text:p text:style-name="P3"><text:span text:style-name="T1">3/3</text:span></text:p>
            </draw:path>
          </draw:g>
          <draw:g>
            <draw:path draw:style-name="gr7" draw:text-style-name="P4" draw:layer="layout" svg:width="3.5cm" svg:height="4cm" svg:x="16.666cm" svg:y="18.998cm" svg:viewBox="0 0 3501 4001" svg:d="M0 3001v-2000l1750-1000 1751 1000v2000l-1751 1000zM0 4001zM3501 0z">
              <text:p text:style-name="P3"><text:span text:style-name="T1">4/3</text:span></text:p>
            </draw:path>
          </draw:g>
        </draw:g>
        <draw:g>
          <draw:g>
            <draw:path draw:style-name="gr7" draw:text-style-name="P4" draw:layer="layout" svg:width="3.5cm" svg:height="4cm" svg:x="0.965cm" svg:y="21.997cm" svg:viewBox="0 0 3501 4001" svg:d="M0 3001v-2000l1750-1000 1751 1000v2000l-1751 1000zM0 4001zM3501 0z">
              <text:p text:style-name="P3"><text:span text:style-name="T1">0/4</text:span></text:p>
            </draw:path>
          </draw:g>
          <draw:g>
            <draw:path draw:style-name="gr7" draw:text-style-name="P4" draw:layer="layout" svg:width="3.5cm" svg:height="4cm" svg:x="4.464cm" svg:y="21.998cm" svg:viewBox="0 0 3501 4001" svg:d="M0 3001v-2000l1750-1000 1751 1000v2000l-1751 1000zM0 4001zM3501 0z">
              <text:p text:style-name="P3"><text:span text:style-name="T1">1/4</text:span></text:p>
            </draw:path>
          </draw:g>
          <draw:g>
            <draw:path draw:style-name="gr7" draw:text-style-name="P4" draw:layer="layout" svg:width="3.5cm" svg:height="4cm" svg:x="7.965cm" svg:y="21.998cm" svg:viewBox="0 0 3501 4001" svg:d="M0 3001v-2000l1750-1000 1751 1000v2000l-1751 1000zM0 4001zM3501 0z">
              <text:p text:style-name="P3"><text:span text:style-name="T1">2/4</text:span></text:p>
            </draw:path>
          </draw:g>
          <draw:g>
            <draw:path draw:style-name="gr7" draw:text-style-name="P4" draw:layer="layout" svg:width="3.5cm" svg:height="4cm" svg:x="11.464cm" svg:y="21.999cm" svg:viewBox="0 0 3501 4001" svg:d="M0 3001v-2000l1750-1000 1751 1000v2000l-1751 1000zM0 4001zM3501 0z">
              <text:p text:style-name="P3"><text:span text:style-name="T1">3/4</text:span></text:p>
            </draw:path>
          </draw:g>
          <draw:g>
            <draw:path draw:style-name="gr7" draw:text-style-name="P4" draw:layer="layout" svg:width="3.5cm" svg:height="4cm" svg:x="14.965cm" svg:y="21.998cm" svg:viewBox="0 0 3501 4001" svg:d="M0 3001v-2000l1750-1000 1751 1000v2000l-1751 1000zM0 4001zM3501 0z">
              <text:p text:style-name="P3"><text:span text:style-name="T1">4/4</text:span></text:p>
            </draw:path>
          </draw:g>
        </draw:g>
        <draw:g>
          <draw:g>
            <draw:path draw:style-name="gr7" draw:text-style-name="P4" draw:layer="layout" svg:width="3.5cm" svg:height="4cm" svg:x="1cm" svg:y="15.996cm" svg:viewBox="0 0 3501 4001" svg:d="M0 3001v-2000l1750-1000 1751 1000v2000l-1751 1000zM0 4001zM3501 0z">
              <text:p text:style-name="P3"><text:span text:style-name="T1">0/2</text:span></text:p>
            </draw:path>
          </draw:g>
          <draw:g>
            <draw:path draw:style-name="gr7" draw:text-style-name="P4" draw:layer="layout" svg:width="3.5cm" svg:height="4cm" svg:x="8cm" svg:y="15.997cm" svg:viewBox="0 0 3501 4001" svg:d="M0 3001v-2000l1750-1000 1751 1000v2000l-1751 1000zM0 4001zM3501 0z">
              <text:p text:style-name="P3"><text:span text:style-name="T1">2/2</text:span></text:p>
            </draw:path>
          </draw:g>
          <draw:g>
            <draw:path draw:style-name="gr7" draw:text-style-name="P4" draw:layer="layout" svg:width="3.5cm" svg:height="4cm" svg:x="11.499cm" svg:y="15.998cm" svg:viewBox="0 0 3501 4001" svg:d="M0 3001v-2000l1750-1000 1751 1000v2000l-1751 1000zM0 4001zM3501 0z">
              <text:p text:style-name="P3"><text:span text:style-name="T1">3/2</text:span></text:p>
            </draw:path>
          </draw:g>
          <draw:g>
            <draw:path draw:style-name="gr7" draw:text-style-name="P4" draw:layer="layout" svg:width="3.5cm" svg:height="4cm" svg:x="15cm" svg:y="15.997cm" svg:viewBox="0 0 3501 4001" svg:d="M0 3001v-2000l1750-1000 1751 1000v2000l-1751 1000zM0 4001zM3501 0z">
              <text:p text:style-name="P3"><text:span text:style-name="T1">4/2</text:span></text:p>
            </draw:path>
          </draw:g>
          <draw:g>
            <draw:path draw:style-name="gr9" draw:text-style-name="P4" draw:layer="layout" svg:width="3.5cm" svg:height="4cm" svg:x="4.499cm" svg:y="15.997cm" svg:viewBox="0 0 3501 4001" svg:d="M0 3001v-2000l1750-1000 1751 1000v2000l-1751 1000zM0 4001zM3501 0z">
              <text:p text:style-name="P3"><text:span text:style-name="T1">1/2</text:span></text:p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3M45S</meta:editing-duration>
    <meta:editing-cycles>8</meta:editing-cycles>
    <meta:generator>LibreOffice/4.4.5.2$Windows_x86 LibreOffice_project/a22f674fd25a3b6f45bdebf25400ed2adff0ff99</meta:generator>
    <dc:date>2015-08-12T12:59:34.153000000</dc:date>
    <meta:document-statistic meta:object-count="64"/>
  </office:meta>
</office:document-meta>
</file>